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style:font-name="Arial Rounded MT Bold" fo:font-size="6pt" fo:font-weight="bold" style:font-size-asian="6pt" style:font-weight-asian="bold" style:font-size-complex="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Arial Rounded MT Bold" fo:font-size="6pt" fo:font-weight="bold" style:font-size-asian="6pt" style:font-weight-asian="bold" style:font-size-complex="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Arial Rounded MT Bold" fo:font-size="8pt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text-properties style:use-window-font-color="true" style:font-name="Arial Rounded MT Bold" fo:font-size="8pt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Arial Rounded MT Bold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Arial Rounded MT Bold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font-name="Arial Rounded MT Bold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font-name="Arial Rounded MT Bold"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Arial Rounded MT Bold"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Verdana" fo:font-size="6pt" fo:font-weight="bold" style:font-size-asian="6pt" style:font-weight-asian="bold" style:font-size-complex="6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Verdana" fo:font-size="8pt" fo:font-weight="bold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Arial Rounded MT Bold" fo:font-size="8pt" style:font-size-asian="8pt" style:font-size-complex="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v_individu_recu_fiscal_abandon;block=begin]</text:p>
      <text:p text:style-name="P3">Modèle obligatoire</text:p>
      <text:p text:style-name="P3">Art 87 loi n°81-1160 du 30/12/81</text:p>
      <text:p text:style-name="P6">RECU numéro : [v_individu_recu_fiscal_abandon.id_recu_fiscal]</text:p>
      <text:p text:style-name="P2"/>
      <text:p text:style-name="P5"><text:span text:style-name="T1">L'association</text:span><text:span text:style-name="T2"> </text:span><text:span text:style-name="T3">[o.nom]</text:span></text:p>
      <text:p text:style-name="P4">dont le siège est à : <text:tab/>Bd Jacques Monod – 44093 Nantes <text:s/>Cedex - <text:s/>[o.telephone] - <text:span text:style-name="T1">[o.site_internet]</text:span></text:p>
      <text:p text:style-name="P4">et dont l'objet est : <text:tab/>Ecouter, Accompagner, Informer les Usagers du CHU de Nantes.</text:p>
      <text:p text:style-name="P5">association à but non lucratif régie par la loi 1901 déclarée à la Préfecture de Loire Atlantique sous le numéro 0442027960 et publiée au JO du 6 Juillet 2006</text:p>
      <text:p text:style-name="P5">reconnaît <text:s/>que <text:s/>:</text:p>
      <text:p text:style-name="P7">[v_individu_recu_fiscal_abandon.titre] [v_individu_recu_fiscal_abandon.prenom] [v_individu_recu_fiscal_abandon.nom]</text:p>
      <text:p text:style-name="P8">[v_individu_recu_fiscal_abandon.adresse1]</text:p>
      <text:p text:style-name="P8">[v_individu_recu_fiscal_abandon.code_postal] [v_individu_recu_fiscal_abandon.ville]</text:p>
      <text:p text:style-name="P9"><text:span text:style-name="T1">lui a abandonné ses remboursements de frais kilométriques pour la valeur de <text:s/>: </text:span><text:span text:style-name="T4">***[v_individu_recu_fiscal_abandon.montant_virement] *** Euro</text:span></text:p>
      <text:p text:style-name="P9"><text:span text:style-name="T1">en date du : </text:span>[v_individu_recu_fiscal_abandon.date_reglement] </text:p>
      <text:p text:style-name="P9"/>
      <text:p text:style-name="P9"><text:span text:style-name="T1">Date et signature <text:s/>: le</text:span> <text:date style:data-style-name="N76" text:date-value="2010-03-18T18:56:45.99">18 mars 2010</text:date> </text:p>
      <text:p text:style-name="P10"/>
      <text:p text:style-name="P11"><text:span text:style-name="T1"><text:s text:c="3"/>Alain Gérard, trésorier.</text:span></text:p>
      <text:p text:style-name="P10"/>
      <text:p text:style-name="P10"/>
      <text:p text:style-name="P10">[v_individu_recu_fiscal_abandon;block=end;nodata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9.999cm" style:num-format="1" style:print-orientation="landscape" fo:margin-top="0.499cm" fo:margin-bottom="0.499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cm" fo:page-height="21.9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Guy Gourmellet</meta:initial-creator>
    <meta:creation-date>2007-02-23T18:03:02</meta:creation-date>
    <dc:date>2010-03-18T18:56:46</dc:date>
    <meta:printed-by>Guy Gourmellet</meta:printed-by>
    <meta:print-date>2007-02-23T18:23:41</meta:print-date>
    <dc:language>fr-FR</dc:language>
    <meta:editing-cycles>68</meta:editing-cycles>
    <meta:editing-duration>PT16H23M52S</meta:editing-duration>
    <dc:creator>Guy Gourmellet</dc:creator>
    <meta:document-statistic meta:table-count="0" meta:image-count="0" meta:object-count="0" meta:page-count="1" meta:paragraph-count="17" meta:word-count="117" meta:character-count="1085"/>
    <meta:user-defined meta:name="Info 1"/>
    <meta:user-defined meta:name="Info 2"/>
    <meta:user-defined meta:name="Info 3"/>
    <meta:user-defined meta:name="Info 4"/>
  </office:meta>
</office:document-meta>
</file>